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_20_gauche">
      <style:text-properties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 grand besoin de simplification<text:line-break/>à la rencontre du danger<text:line-break/>des œillères<text:line-break/>trop d'outils trop de possibles<text:line-break/>trop de chemins<text:line-break/>et trop peu de pas</text:p>
      <text:p text:style-name="P1"/>
      <text:p text:style-name="P1">des caractères par wagons<text:line-break/>empaquetés<text:line-break/>paquets routes<text:line-break/>café du commerce numérique<text:line-break/>caniveaux numérisés<text:line-break/>des flux du mouvement de la<text:line-break/>mobilité de<text:line-break/>l'interhyperactivité de la<text:line-break/>rumination intensive recyclage et<text:line-break/>perte de qualité dégradation de la<text:line-break/>définition<text:line-break/>un douloureux manque de macération<text:line-break/>un salubre manque de germination<text:line-break/>un manque de<text:line-break/>rien<text:line-break/><text:line-break/>de<text:line-break/>place<text:line-break/>d'air<text:line-break/>de lenteur</text:p>
      <text:p text:style-name="P1"/>
      <text:p text:style-name="P1">"if you wanna break some habit...<text:line-break/>at this moment...<text:line-break/>stop trying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Ubuntu" fo:font-size="12pt" fo:language="fr" fo:country="CH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Ubuntu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_20_1_20_bibliogen" style:display-name="Titre 1 bibliogen" style:family="paragraph" style:parent-style-name="Standard" style:next-style-name="Standard_20_bibliogen" style:class="text" style:master-page-name="">
      <style:paragraph-properties fo:margin-top="0.101cm" fo:margin-bottom="0.199cm" style:page-number="auto"/>
      <style:text-properties fo:font-size="11pt" style:text-underline-style="solid" style:text-underline-width="auto" style:text-underline-color="font-color" fo:font-weight="bold" style:font-size-asian="10.5pt"/>
    </style:style>
    <style:style style:name="Standard_20_bibliogen" style:display-name="Standard bibliogen" style:family="paragraph" style:parent-style-name="Standard" style:class="text"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bibliogen" style:display-name="En-tête bibliogen" style:family="paragraph" style:parent-style-name="Header" style:class="extra">
      <style:text-properties fo:font-size="14pt" fo:font-weight="bold" style:font-size-asian="12.25pt" style:font-weight-asian="bold" style:font-size-complex="14pt" style:font-weight-complex="bold"/>
    </style:style>
    <style:style style:name="Standard_20_gauche" style:display-name="Standard gauche" style:family="paragraph" style:parent-style-name="Standard" style:class="text">
      <style:paragraph-properties fo:text-align="start" style:justify-single-word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fr" fo:country="CH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Standard_20_note" style:display-name="Standard note" style:family="paragraph" style:parent-style-name="Standard_20_bibliogen" style:class="text" style:master-page-name="">
      <style:paragraph-properties style:page-number="auto"/>
    </style:style>
    <style:style style:name="Titre_20_1_20_note" style:display-name="Titre 1 note" style:family="paragraph" style:parent-style-name="Titre_20_1_20_bibliogen" style:next-style-name="Standard_20_note" style:class="text" style:master-page-name="">
      <style:paragraph-properties style:page-number="auto"/>
      <style:text-properties style:font-size-asian="10.5pt"/>
    </style:style>
    <style:style style:name="Standard_20_12-1.5" style:display-name="Standard 12-1.5" style:family="paragraph" style:parent-style-name="Standard" style:class="text" style:master-page-name="">
      <style:paragraph-properties fo:line-height="150%" style:page-number="auto"/>
      <style:text-properties fo:font-size="12pt" style:font-size-asian="10.5pt" style:font-size-complex="12pt"/>
    </style:style>
    <style:style style:name="Titre_20_1_20_12-1.5" style:display-name="Titre 1 12-1.5" style:family="paragraph" style:parent-style-name="Standard_20_12-1.5" style:next-style-name="Standard_20_12-1.5" style:class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106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blogigor_028_stop_trying<text:tab/><text:tab/><text:date style:data-style-name="N106" text:date-value="2011-05-16T07:54:27.99" text:fixed="true">lundi, 16 mai 2011</text:date></text:p>
      </style:header>
      <style:footer>
        <text:p text:style-name="Footer"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6T07:54:28</meta:creation-date>
    <dc:title>prise2notes</dc:title>
    <meta:editing-duration>PT3M10S</meta:editing-duration>
    <meta:editing-cycles>3</meta:editing-cycles>
    <meta:generator>LibreOffice/3.3$Linux LibreOffice_project/330m19$Build-202</meta:generator>
    <meta:initial-creator>iGor </meta:initial-creator>
    <dc:date>2011-05-16T08:12:48</dc:date>
    <dc:creator>iGor </dc:creator>
    <meta:document-statistic meta:table-count="0" meta:image-count="0" meta:object-count="0" meta:page-count="1" meta:paragraph-count="5" meta:word-count="96" meta:character-count="607"/>
    <meta:template xlink:type="simple" xlink:actuate="onRequest" xlink:title="prise2notes" xlink:href="../../../../../Modèles/prise2notes.ott" meta:date="2011-05-16T07:54:27"/>
  </office:meta>
</office:document-meta>
</file>